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Standard">
      <style:paragraph-properties style:page-number="auto"/>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itle>Blog Document</text:title></text:p>
      <text:p text:style-name="p">This is a test blog p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Blog Document</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Blog Document</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Blog Document</dc:title>
    <meta:initial-creator>Daniel de Byl</meta:initial-creator>
    <meta:creation-date>2007-02-05T13:22:46</meta:creation-date>
    <dc:creator>Bron Chandler</dc:creator>
    <dc:date>2009-09-03T16:31:52</dc:date>
    <dc:language>en-US</dc:language>
    <meta:editing-cycles>3</meta:editing-cycles>
    <meta:editing-duration>PT00H02M16S</meta:editing-duration>
    <meta:document-statistic meta:table-count="48" meta:image-count="0" meta:object-count="0" meta:page-count="1" meta:paragraph-count="54" meta:word-count="60" meta:character-count="193"/>
    <meta:user-defined meta:name="Info 1"/>
    <meta:user-defined meta:name="Info 2"/>
    <meta:user-defined meta:name="Info 3"/>
    <meta:user-defined meta:name="Info 4"/>
    <meta:template xlink:type="simple" xlink:actuate="onRequest" xlink:title="ice-template" xlink:href="../../../templates/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